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Pencil-title">
      <style:graphic-properties fo:min-height="2.75cm" loext:decorative="false"/>
      <style:paragraph-properties style:writing-mode="lr-tb"/>
    </style:style>
    <style:style style:name="pr2" style:family="presentation" style:parent-style-name="Pencil-notes">
      <style:graphic-properties draw:fill-color="#ffffff" draw:auto-grow-height="false" fo:min-height="0.101cm" loext:decorative="false"/>
      <style:paragraph-properties style:writing-mode="lr-tb"/>
    </style:style>
    <style:style style:name="pr3" style:family="presentation" style:parent-style-name="Pencil1-title">
      <style:graphic-properties fo:min-height="1.75cm" loext:decorative="false"/>
      <style:paragraph-properties style:writing-mode="lr-tb"/>
    </style:style>
    <style:style style:name="pr4" style:family="presentation" style:parent-style-name="Pencil1-outline1">
      <style:graphic-properties fo:min-height="0.101cm" loext:decorative="false"/>
      <style:paragraph-properties style:writing-mode="lr-tb"/>
    </style:style>
    <style:style style:name="pr5" style:family="presentation" style:parent-style-name="Pencil1-notes">
      <style:graphic-properties draw:fill-color="#ffffff" draw:auto-grow-height="false" fo:min-height="0.101cm" loext:decorative="false"/>
      <style:paragraph-properties style:writing-mode="lr-tb"/>
    </style:style>
    <style:style style:name="pr6" style:family="presentation" style:parent-style-name="Pencil1-outline1">
      <style:graphic-properties fo:min-height="11.001cm" loext:decorative="false"/>
      <style:paragraph-properties style:writing-mode="lr-tb"/>
    </style:style>
    <style:style style:name="pr7" style:family="presentation" style:parent-style-name="Pencil1-notes">
      <style:graphic-properties draw:fill-color="#ffffff" draw:auto-grow-height="false" fo:min-height="14.001cm" loext:decorative="false"/>
      <style:paragraph-properties style:writing-mode="lr-tb"/>
    </style:style>
    <style:style style:name="pr8" style:family="presentation" style:parent-style-name="Pencil1_5f_-title">
      <style:graphic-properties fo:min-height="1.75cm" loext:decorative="false"/>
      <style:paragraph-properties style:writing-mode="lr-tb"/>
    </style:style>
    <style:style style:name="pr9" style:family="presentation" style:parent-style-name="Pencil1_5f_-outline1">
      <style:graphic-properties fo:min-height="11.001cm" loext:decorative="false"/>
      <style:paragraph-properties style:writing-mode="lr-tb"/>
    </style:style>
    <style:style style:name="pr10" style:family="presentation" style:parent-style-name="Pencil1_5f_-notes">
      <style:graphic-properties draw:fill-color="#ffffff" draw:auto-grow-height="false" fo:min-height="14.001cm" loext:decorative="false"/>
      <style:paragraph-properties style:writing-mode="lr-tb"/>
    </style:style>
    <style:style style:name="pr11" style:family="presentation" style:parent-style-name="Pencil1-title">
      <style:graphic-properties draw:auto-grow-height="true" fo:min-height="1.75cm" loext:decorative="false"/>
      <style:paragraph-properties style:writing-mode="lr-tb"/>
    </style:style>
    <style:style style:name="pr12" style:family="presentation" style:parent-style-name="Pencil1_5f_-title">
      <style:graphic-properties draw:auto-grow-height="true" fo:min-height="1.75cm" loext:decorative="false"/>
      <style:paragraph-properties style:writing-mode="lr-tb"/>
    </style:style>
    <style:style style:name="P1" style:family="paragraph">
      <loext:graphic-properties draw:fill-color="#ffffff"/>
    </style:style>
    <style:style style:name="P2" style:family="paragraph">
      <style:text-properties style:use-window-font-color="true" loext:opacity="0%"/>
    </style:style>
    <style:style style:name="P3" style:family="paragraph">
      <style:text-properties fo:hyphenate="false" loext:hyphenation-no-caps="false" loext:hyphenation-no-last-word="false"/>
    </style:style>
    <style:style style:name="T1" style:family="text">
      <style:text-properties fo:color="#ffff00" loext:opacity="100%"/>
    </style:style>
    <style:style style:name="T2" style:family="text">
      <style:text-properties fo:color="#b2b2b2" loext:opacity="100%" fo:background-color="transparen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use-window-font-color="true" loext:opacity="0%"/>
    </style:style>
    <style:style style:name="T6" style:family="text">
      <style:text-properties fo:font-weight="bold" style:font-weight-asian="bold" style:font-weight-complex="bold"/>
    </style:style>
    <style:style style:name="T7" style:family="text">
      <style:text-properties fo:color="#ff0000" loext:opacity="100%"/>
    </style:style>
    <style:style style:name="T8" style:family="text">
      <style:text-properties fo:color="#808080" loext:opacity="100%"/>
    </style:style>
    <style:style style:name="T9" style:family="text">
      <style:text-properties fo:color="#81d41a" loext:opacity="100%"/>
    </style:style>
    <style:style style:name="T10" style:family="text">
      <style:text-properties fo:color="#3465a4"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text:list-style style:name="L3">
      <text:list-level-style-number text:level="1" style:num-suffix=")" style:num-format="1">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text:list-style style:name="L4">
      <text:list-level-style-number text:level="1" style:num-suffix=")" style:num-format="1" text:start-value="3">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Fullstack development</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What is fullstack development?</text:p>
          </draw:text-box>
        </draw:frame>
        <draw:frame presentation:style-name="pr4" draw:layer="layout" svg:width="12.2cm" svg:height="11cm" svg:x="1.5cm" svg:y="3.5cm" presentation:class="outline">
          <draw:text-box>
            <text:list text:style-name="L2">
              <text:list-item>
                <text:p>Complicated</text:p>
              </text:list-item>
              <text:list-item>
                <text:p><text:span text:style-name="T1">Frontend</text:span></text:p>
              </text:list-item>
              <text:list-item>
                <text:p><text:span text:style-name="T1">Backend</text:span></text:p>
              </text:list-item>
              <text:list-item>
                <text:p xml:id="id1" text:id="id1"><text:span text:style-name="T2">Databases, authentication, ssr, microservices, https, apis, ...</text:span></text:p>
              </text:list-item>
            </text:list>
          </draw:text-box>
        </draw:frame>
        <draw:frame presentation:style-name="pr4" draw:layer="layout" svg:width="12.2cm" svg:height="11cm" svg:x="14.3cm" svg:y="3.5cm" presentation:class="outline">
          <draw:text-box>
            <text:list text:style-name="L2">
              <text:list-item>
                <text:p xml:id="id2" text:id="id2">We’re gonna go through the very basics of what <text:span text:style-name="T1">frontend</text:span> and <text:span text:style-name="T1">backend</text:span> are and how they connect.</text:p>
              </text:list-item>
              <text:list-item>
                <text:p xml:id="id3" text:id="id3">We’ll focus on the <text:span text:style-name="T3">basics</text:span></text:p>
                <text:p xml:id="id4" text:id="id4"><text:span text:style-name="T4">BUT we’ll be </text:span><text:span text:style-name="T3">thorough</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Terms</text:p>
          </draw:text-box>
        </draw:frame>
        <draw:frame presentation:style-name="pr6" draw:layer="layout" svg:width="25cm" svg:height="11cm" svg:x="1.5cm" svg:y="3.5cm" presentation:class="outline" presentation:user-transformed="true">
          <draw:text-box>
            <text:list text:style-name="L2">
              <text:list-item>
                <text:p xml:id="id5" text:id="id5">Program: code runs (java, python, any other language)</text:p>
              </text:list-item>
              <text:list-item>
                <text:p xml:id="id6" text:id="id6">Server: program that runs until we shut it down</text:p>
              </text:list-item>
              <text:list-item>
                <text:p xml:id="id7" text:id="id7">Web server: server that specifically respond to <text:span text:style-name="T3">HTTP requests</text:span></text:p>
              </text:list-item>
              <text:list-item>
                <text:p xml:id="id8" text:id="id8"><text:span text:style-name="T4">Client: someone that makes HTTP reque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Pencil1_5f_" presentation:presentation-page-layout-name="AL2T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 xml:id="id9" text:id="id9"><text:span text:style-name="T5">GET /download HTTP/1.1</text:span></text:p>
                <text:p xml:id="id10" text:id="id10"><text:span text:style-name="T5">Host: www.nixos.org</text:span></text:p>
                <text:p xml:id="id11" text:id="id11"><text:span text:style-name="T5">User-Agent: curl/8.5.0</text:span></text:p>
                <text:p xml:id="id12" text:id="id12"><text:span text:style-name="T5">Accept: */*</text:span></text:p>
                <text:p xml:id="id13" text:id="id13"><text:span text:style-name="T5">Content-Type: application/json</text:span></text:p>
                <text:p xml:id="id14" text:id="id14"><text:span text:style-name="T5">Content-Length: 42</text:span></text:p>
                <text:p><text:span text:style-name="T5"/></text:p>
                <text:p xml:id="id15" text:id="id15"><text:span text:style-name="T5">[body would go here; html, JSON, 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7cm" svg:height="9.56cm" svg:x="2cm" svg:y="2.5cm" draw:page-number="4" presentation:class="page"/>
          <draw:frame presentation:style-name="pr10" draw:text-style-name="P1" draw:layer="layout" svg:width="17cm" svg:height="14cm" svg:x="2cm" svg:y="13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 xml:id="id16" text:id="id16">Method + host + endpoint = ID (GET <text:span text:style-name="T3">vg.no/</text:span><text:span text:style-name="T6">daily</text:span>)</text:p>
              </text:list-item>
              <text:list-item>
                <text:p xml:id="id17" text:id="id17">Optional body: Any file</text:p>
              </text:list-item>
              <text:list-item>
                <text:p xml:id="id18" text:id="id18">Content type: the type of file in the body</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11" draw:layer="layout" svg:width="23cm" svg:height="1.75cm" svg:x="1.5cm" svg:y="0.5cm" presentation:class="title">
          <draw:text-box>
            <text:p>Demo time!</text:p>
          </draw:text-box>
        </draw:frame>
        <draw:frame presentation:style-name="pr6" draw:layer="layout" svg:width="12.199cm" svg:height="11cm" svg:x="1.5cm" svg:y="3.5cm" presentation:class="outline" presentation:user-transformed="true">
          <draw:text-box>
            <text:list text:style-name="L2">
              <text:list-item>
                <text:p>Sending HTTP requests</text:p>
              </text:list-item>
              <text:list-item>
                <text:p>Running spring boot</text:p>
              </text:list-item>
              <text:list-item>
                <text:p>Controllers (which and why?)</text:p>
              </text:list-item>
              <text:list-item>
                <text:p>Sending requests to our endpoints</text:p>
              </text:list-item>
              <text:list-item>
                <text:p><text:span text:style-name="T4">Using JS to send requests</text:span></text:p>
              </text:list-item>
              <text:list-item>
                <text:p><text:span text:style-name="T4">Hosting static files</text:span></text:p>
              </text:list-item>
            </text:list>
          </draw:text-box>
        </draw:frame>
        <draw:frame presentation:style-name="pr6" draw:layer="layout" svg:width="12.199cm" svg:height="11cm" svg:x="14.31cm" svg:y="3.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Pencil1_5f_" presentation:presentation-page-layout-name="AL2T3">
        <office:forms form:automatic-focus="false" form:apply-design-mode="false"/>
        <draw:frame presentation:style-name="pr12" draw:layer="layout" svg:width="23cm" svg:height="1.75cm" svg:x="1.5cm" svg:y="0.5cm" presentation:class="title">
          <draw:text-box>
            <text:p>Tasks</text:p>
          </draw:text-box>
        </draw:frame>
        <draw:frame presentation:style-name="pr9" draw:layer="layout" svg:width="12.199cm" svg:height="11cm" svg:x="1.5cm" svg:y="3.5cm" presentation:class="outline" presentation:user-transformed="true">
          <draw:text-box>
            <text:list text:style-name="L3">
              <text:list-item>
                <text:p><text:span text:style-name="T4">Write java code so that a random of 3 quotes is returned when someone sends GET /quote to the server.</text:span></text:p>
              </text:list-item>
              <text:list-item>
                <text:p><text:span text:style-name="T4">Add a CSS file, a JS file and an image in index.html (served by Spring Boot!). Without looking in the network tab, how many total HTTP requests are made to the server when the page loads?</text:span></text:p>
              </text:list-item>
            </text:list>
          </draw:text-box>
        </draw:frame>
        <draw:frame presentation:style-name="pr9" draw:layer="layout" svg:width="12.199cm" svg:height="11cm" svg:x="14.31cm" svg:y="3.5cm" presentation:class="outline" presentation:user-transformed="true">
          <draw:text-box>
            <text:list text:style-name="L4">
              <text:list-item>
                <text:p text:style-name="P3">Write an HTML form that “sends a question to customer support”. (form fields: name, phone number, question). What happens by default when you hit a button with `type=submit` within a form?</text:p>
              </text:list-item>
              <text:list-item>
                <text:p text:style-name="P3">Research the `action` attribute of HTML form. Try to send a POST request with JS instead of having the form do it automatically.</text:p>
              </text:list-item>
              <text:list-item>
                <text:p text:style-name="P3">Specify in Spring Boot how it should handle the POST requests from the form. Make a GET endpoint that returns all the questions people sent in (intended for use by staff).</text:p>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10"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background" style:display-name="Pencil1_-background" style:family="presentation">
      <style:graphic-properties draw:stroke="none" draw:fill="none"/>
      <style:text-properties style:letter-kerning="true"/>
    </style:style>
    <style:style style:name="Pencil1_5f_-backgroundobjects" style:display-name="Pencil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notes" style:display-name="Pencil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outline1" style:display-name="Pencil1_-outline1" style:family="presentation">
      <style:graphic-properties draw:stroke="none" draw:fill="none" draw:fill-image-width="0cm" draw:fill-image-height="0cm" draw:auto-grow-height="false" draw:fit-to-size="false" style:shrink-to-fit="true">
        <text:list-style style:name="Pencil1_5f_-outline1" style:display-name="Pencil1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outline2" style:display-name="Pencil1_-outline2" style:family="presentation" style:parent-style-name="Pencil1_5f_-outline1">
      <style:paragraph-properties fo:margin-left="0cm" fo:margin-right="0cm" fo:margin-top="0.3cm" fo:margin-bottom="0cm" fo:text-indent="0cm"/>
      <style:text-properties fo:font-size="21pt" style:font-size-asian="21pt" style:font-size-complex="21pt"/>
    </style:style>
    <style:style style:name="Pencil1_5f_-outline3" style:display-name="Pencil1_-outline3" style:family="presentation" style:parent-style-name="Pencil1_5f_-outline2">
      <style:paragraph-properties fo:margin-left="0cm" fo:margin-right="0cm" fo:margin-top="0.224cm" fo:margin-bottom="0cm" fo:text-indent="0cm"/>
      <style:text-properties fo:font-size="18pt" style:font-size-asian="18pt" style:font-size-complex="18pt"/>
    </style:style>
    <style:style style:name="Pencil1_5f_-outline4" style:display-name="Pencil1_-outline4" style:family="presentation" style:parent-style-name="Pencil1_5f_-outline3">
      <style:paragraph-properties fo:margin-left="0cm" fo:margin-right="0cm" fo:margin-top="0.15cm" fo:margin-bottom="0cm" fo:text-indent="0cm"/>
      <style:text-properties fo:font-size="15pt" style:font-size-asian="15pt" style:font-size-complex="15pt"/>
    </style:style>
    <style:style style:name="Pencil1_5f_-outline5" style:display-name="Pencil1_-outline5" style:family="presentation" style:parent-style-name="Pencil1_5f_-outline4">
      <style:paragraph-properties fo:margin-left="0cm" fo:margin-right="0cm" fo:margin-top="0.075cm" fo:margin-bottom="0cm" fo:text-indent="0cm"/>
    </style:style>
    <style:style style:name="Pencil1_5f_-outline6" style:display-name="Pencil1_-outline6" style:family="presentation" style:parent-style-name="Pencil1_5f_-outline5"/>
    <style:style style:name="Pencil1_5f_-outline7" style:display-name="Pencil1_-outline7" style:family="presentation" style:parent-style-name="Pencil1_5f_-outline6"/>
    <style:style style:name="Pencil1_5f_-outline8" style:display-name="Pencil1_-outline8" style:family="presentation" style:parent-style-name="Pencil1_5f_-outline7"/>
    <style:style style:name="Pencil1_5f_-outline9" style:display-name="Pencil1_-outline9" style:family="presentation" style:parent-style-name="Pencil1_5f_-outline8"/>
    <style:style style:name="Pencil1_5f_-subtitle" style:display-name="Pencil1_-subtitle" style:family="presentation">
      <style:graphic-properties draw:stroke="none" draw:fill="none" draw:textarea-vertical-align="middle">
        <text:list-style style:name="Pencil1_5f_-subtitle" style:display-name="Pencil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title" style:display-name="Pencil1_-title" style:family="presentation">
      <style:graphic-properties draw:stroke="none" draw:fill="none" draw:fill-image-width="0cm" draw:fill-image-height="0cm" draw:textarea-vertical-align="middle">
        <text:list-style style:name="Pencil1_5f_-title" style:display-name="Pencil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Pencil1_5f_-backgroundobjects">
      <style:graphic-properties fo:min-height="0.75cm" loext:decorative="false"/>
      <style:paragraph-properties style:writing-mode="lr-tb"/>
    </style:style>
    <style:style style:name="Mpr8" style:family="presentation" style:parent-style-name="Pencil1_5f_-backgroundobjects">
      <style:graphic-properties draw:fill="none" draw:fill-color="#ffffff" fo:min-height="0.75cm" loext:decorative="false"/>
      <style:paragraph-properties style:writing-mode="lr-tb"/>
    </style:style>
    <style:style style:name="Mpr9" style:family="presentation" style:parent-style-name="Pencil1_5f_-backgroundobjects">
      <style:graphic-properties draw:fill="none" draw:fill-color="#ffffff" fo:min-height="1.484cm" loext:decorative="false"/>
      <style:paragraph-properties style:writing-mode="lr-tb"/>
    </style:style>
    <style:style style:name="Mpr10" style:family="presentation" style:parent-style-name="Pencil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81cm" svg:height="13.42cm" draw:transform="rotate (0.679980276576991) translate (1.091cm 7.79cm)" svg:viewBox="0 0 17182 13421" svg:d="M0 0c327 325 930 1027 1543 1308 746 342 1593 954 1987 1450 338 426 1497 1302 2166 1679 997 563 1687 1208 2140 1681 507 528 2073 1932 2321 2180 611 611 1379 901 1981 1457 382 352 785 681 1195 1002 504 395 1084 701 1527 1163 343 357 735 664 1130 961 349 263 795 360 1192 540">
        <text:p/>
      </draw:path>
      <draw:g draw:style-name="Mgr4">
        <draw:polygon draw:style-name="Mgr5" draw:text-style-name="MP6" draw:layer="layout" svg:width="1.317cm" svg:height="2.195cm" draw:transform="rotate (-0.785398163397449) translate (24.8584779471393cm 4.55300938670506cm)" svg:viewBox="0 0 1318 2196" draw:points="0,0 0,2196 1318,2196 1318,0 1098,0 1098,1976 878,1976 878,0 439,0 439,1976 220,1976 220,0">
          <text:p/>
        </draw:polygon>
        <draw:path draw:style-name="Mgr6" draw:text-style-name="MP7" draw:layer="layout" svg:width="1.318cm" svg:height="0.658cm" draw:transform="skewX (0.00157079632679485) rotate (-0.785921762173047) translate (25.4802595023722cm 3.93177146066701cm)" svg:viewBox="0 0 1319 659" svg:d="M1 659l-1-475c0-32 8-64 24-92s39-51 67-67 60-24 92-25h952c32 0 64 8 92 24 27 17 51 40 67 67 16 28 24 60 24 92l1 476z">
          <text:p/>
        </draw:path>
        <draw:g draw:style-name="Mgr7">
          <draw:polygon draw:style-name="Mgr8" draw:text-style-name="MP8" draw:layer="layout" svg:width="1.316cm" svg:height="0.831cm" draw:transform="rotate (-0.784350965846252) translate (23.1504817068191cm 6.26100562702532cm)" svg:viewBox="0 0 1317 832" draw:points="1317,1 658,832 0,0">
            <text:p/>
          </draw:polygon>
          <draw:polygon draw:style-name="Mgr9" draw:text-style-name="MP9" draw:layer="layout" svg:width="0.658cm" svg:height="0.412cm" draw:transform="skewX (-0.00244346095279213) rotate (-0.785398163397449) translate (23.0879070390531cm 6.78970820318116cm)" svg:viewBox="0 0 659 413" draw:points="659,0 329,413 0,0">
            <text:p/>
          </draw:polygon>
        </draw:g>
      </draw:g>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layout"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layout"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layout" svg:width="0.808cm" svg:height="0.51cm" draw:transform="skewX (0.00191986217719379) rotate (-0.784525498771451) translate (24.5996816782471cm 1.58705002713713cm)" svg:viewBox="0 0 809 511" draw:points="809,1 406,511 0,0">
            <text:p/>
          </draw:polygon>
          <draw:polygon draw:style-name="Mgr9" draw:text-style-name="MP9" draw:layer="layout" svg:width="0.404cm" svg:height="0.253cm" draw:transform="skewX (-0.00401425727958695) rotate (-0.785398163397449) translate (24.561213489687cm 1.91207341308355cm)" svg:viewBox="0 0 405 254" draw:points="405,0 202,254 0,0">
            <text:p/>
          </draw:polygon>
        </draw:g>
      </draw:g>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3" draw:layer="backgroundobjects" svg:width="6.5cm" svg:height="0.75cm" svg:x="1.5cm" svg:y="15cm" presentation:class="date-time">
        <draw:text-box>
          <text:p><presentation:date-time/></text:p>
        </draw:text-box>
      </draw:frame>
      <draw:frame presentation:style-name="Mpr4" draw:text-style-name="MP11" draw:layer="backgroundobjects" svg:width="9cm" svg:height="0.75cm" svg:x="9.5cm" svg:y="15cm" presentation:class="footer">
        <draw:text-box>
          <text:p text:style-name="MP10"><text:span text:style-name="MT1"><presentation:footer/></text:span></text:p>
        </draw:text-box>
      </draw:frame>
      <draw:frame presentation:style-name="Mpr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 style:display-name="Pencil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title" draw:layer="backgroundobjects" svg:width="23cm" svg:height="1.75cm" svg:x="1.5cm" svg:y="0.5cm" presentation:class="title" presentation:placeholder="true">
        <draw:text-box/>
      </draw:frame>
      <draw:frame presentation:style-name="Pencil1_5f_-outline1" draw:layer="backgroundobjects" svg:width="25cm" svg:height="11cm" svg:x="1.5cm" svg:y="3.5cm" presentation:class="outline" presentation:placeholder="true">
        <draw:text-box/>
      </draw:frame>
      <draw:frame presentation:style-name="Mpr7" draw:layer="backgroundobjects" svg:width="6.5cm" svg:height="0.75cm" svg:x="1.5cm" svg:y="15cm" presentation:class="date-time">
        <draw:text-box>
          <text:p><presentation:date-time/></text:p>
        </draw:text-box>
      </draw:frame>
      <draw:frame presentation:style-name="Mpr8" draw:text-style-name="MP11" draw:layer="backgroundobjects" svg:width="9cm" svg:height="0.75cm" svg:x="9.5cm" svg:y="15cm" presentation:class="footer">
        <draw:text-box>
          <text:p text:style-name="MP10"><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title" draw:layer="backgroundobjects" svg:width="17cm" svg:height="9.56cm" svg:x="2cm" svg:y="2.5cm" presentation:class="page"/>
        <draw:frame presentation:style-name="Pencil1_5f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0:46:09.697893126</meta:creation-date>
    <dc:description>This work is licensed under a Creative Commons 0 License.
It makes use of the works of kka_libo_design@ashisuto.co.jp.</dc:description>
    <meta:generator>LibreOffice/25.2.6.2$Linux_X86_64 LibreOffice_project/520$Build-2</meta:generator>
    <dc:title>Pencil</dc:title>
    <meta:editing-duration>PT2H5M7S</meta:editing-duration>
    <meta:editing-cycles>22</meta:editing-cycles>
    <dc:date>2026-02-24T17:36:18.199074810</dc:date>
    <meta:document-statistic meta:object-count="93"/>
  </office:meta>
</office:document-meta>
</file>